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162" officeooo:paragraph-rsid="00050162"/>
    </style:style>
    <style:style style:name="P2" style:family="paragraph" style:parent-style-name="Standard" style:list-style-name="L1">
      <style:text-properties officeooo:rsid="00050162" officeooo:paragraph-rsid="00050162"/>
    </style:style>
    <style:style style:name="P3" style:family="paragraph" style:parent-style-name="Standard" style:list-style-name="L1">
      <style:text-properties officeooo:rsid="00063518" officeooo:paragraph-rsid="00063518"/>
    </style:style>
    <style:style style:name="T1" style:family="text">
      <style:text-properties officeooo:rsid="000635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1897387853" text:style-name="L1">
        <text:list-item>
          <text:p text:style-name="P2">Check the biggest losers </text:p>
        </text:list-item>
        <text:list-item>
          <text:p text:style-name="P2">Check highest transaction costs</text:p>
        </text:list-item>
        <text:list-item>
          <text:p text:style-name="P2">check negative trade pnl <text:span text:style-name="T1">(transaction pnl)</text:span></text:p>
        </text:list-item>
        <text:list-item>
          <text:p text:style-name="P3"/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0:41:17.854770407</meta:creation-date>
    <meta:generator>LibreOffice/6.0.7.3$Linux_X86_64 LibreOffice_project/00m0$Build-3</meta:generator>
    <dc:date>2019-04-14T10:42:32.901251997</dc:date>
    <meta:editing-duration>PT1M15S</meta:editing-duration>
    <meta:editing-cycles>2</meta:editing-cycles>
    <meta:document-statistic meta:table-count="0" meta:image-count="0" meta:object-count="0" meta:page-count="1" meta:paragraph-count="4" meta:word-count="18" meta:character-count="106" meta:non-whitespace-character-count="94"/>
  </office:meta>
</office:document-meta>
</file>